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officeooo:rsid="002be2ff"/>
    </style:style>
    <style:style style:name="P3" style:family="paragraph" style:parent-style-name="Standard">
      <style:text-properties officeooo:rsid="002be2ff" officeooo:paragraph-rsid="002be2ff"/>
    </style:style>
    <style:style style:name="P4" style:family="paragraph" style:parent-style-name="Standard">
      <style:text-properties officeooo:rsid="00352895" officeooo:paragraph-rsid="00352895"/>
    </style:style>
    <style:style style:name="P5" style:family="paragraph" style:parent-style-name="Standard">
      <style:text-properties officeooo:rsid="00352895" officeooo:paragraph-rsid="003b131c"/>
    </style:style>
    <style:style style:name="P6" style:family="paragraph" style:parent-style-name="Standard">
      <style:text-properties style:text-underline-style="solid" style:text-underline-type="double" style:text-underline-width="auto" style:text-underline-color="font-color" style:language-asian="ja" style:country-asian="JP"/>
    </style:style>
    <style:style style:name="P7" style:family="paragraph" style:parent-style-name="Standard">
      <style:text-properties officeooo:rsid="0039cb08" officeooo:paragraph-rsid="0039cb08"/>
    </style:style>
    <style:style style:name="P8" style:family="paragraph" style:parent-style-name="関数について">
      <style:paragraph-properties fo:break-before="page"/>
    </style:style>
    <style:style style:name="P9" style:family="paragraph" style:parent-style-name="Standard">
      <style:paragraph-properties fo:break-before="page"/>
    </style:style>
    <style:style style:name="P10" style:family="paragraph" style:parent-style-name="関数について">
      <style:text-properties officeooo:rsid="002be2ff"/>
    </style:style>
    <style:style style:name="P11" style:family="paragraph" style:parent-style-name="関数について">
      <style:text-properties officeooo:rsid="002be2ff" officeooo:paragraph-rsid="002be2ff"/>
    </style:style>
    <style:style style:name="P12" style:family="paragraph" style:parent-style-name="関数について">
      <style:text-properties officeooo:paragraph-rsid="002be2ff"/>
    </style:style>
    <style:style style:name="P13" style:family="paragraph" style:parent-style-name="関数について">
      <style:text-properties officeooo:paragraph-rsid="002fa271"/>
    </style:style>
    <style:style style:name="P14" style:family="paragraph" style:parent-style-name="関数について">
      <style:text-properties officeooo:paragraph-rsid="003652ab"/>
    </style:style>
    <style:style style:name="P15" style:family="paragraph" style:parent-style-name="関数について">
      <style:text-properties officeooo:rsid="003652ab" officeooo:paragraph-rsid="003652ab"/>
    </style:style>
    <style:style style:name="P16" style:family="paragraph" style:parent-style-name="関数について">
      <style:text-properties officeooo:paragraph-rsid="00377579"/>
    </style:style>
    <style:style style:name="P17"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18" style:family="paragraph" style:parent-style-name="表紙見出し">
      <style:text-properties officeooo:paragraph-rsid="003b131c" style:language-asian="ja" style:country-asian="JP"/>
    </style:style>
    <style:style style:name="P19" style:family="paragraph" style:parent-style-name="表紙見出し">
      <style:text-properties officeooo:paragraph-rsid="003b131c"/>
    </style:style>
    <style:style style:name="P20" style:family="paragraph" style:parent-style-name="表紙タイトル">
      <style:text-properties officeooo:paragraph-rsid="003b131c"/>
    </style:style>
    <style:style style:name="P21" style:family="paragraph" style:parent-style-name="関数について">
      <style:text-properties officeooo:paragraph-rsid="002be2ff"/>
    </style:style>
    <style:style style:name="P22" style:family="paragraph" style:parent-style-name="関数について">
      <style:paragraph-properties fo:break-before="page"/>
    </style:style>
    <style:style style:name="P23" style:family="paragraph" style:parent-style-name="Standard">
      <style:paragraph-properties fo:break-before="page"/>
    </style:style>
    <style:style style:name="P24" style:family="paragraph" style:parent-style-name="Standard">
      <style:paragraph-properties fo:break-before="page"/>
      <style:text-properties officeooo:rsid="002be2ff"/>
    </style:style>
    <style:style style:name="P25" style:family="paragraph" style:parent-style-name="Standard">
      <style:paragraph-properties fo:break-before="page"/>
      <style:text-properties officeooo:rsid="002be2ff" officeooo:paragraph-rsid="002be2ff"/>
    </style:style>
    <style:style style:name="P26" style:family="paragraph" style:parent-style-name="Standard">
      <style:paragraph-properties fo:break-before="page"/>
      <style:text-properties officeooo:paragraph-rsid="003b131c"/>
    </style:style>
    <style:style style:name="P27" style:family="paragraph" style:parent-style-name="Standard">
      <style:text-properties officeooo:rsid="0039cb08" officeooo:paragraph-rsid="003b131c"/>
    </style:style>
    <style:style style:name="P28" style:family="paragraph" style:parent-style-name="Standard">
      <style:text-properties officeooo:rsid="0039cb08" officeooo:paragraph-rsid="0039cb08"/>
    </style:style>
    <style:style style:name="P29" style:family="paragraph" style:parent-style-name="Standard">
      <style:paragraph-properties fo:margin-left="0cm" fo:margin-right="0cm" fo:text-align="start" style:justify-single-word="false" fo:text-indent="0cm" style:auto-text-indent="false"/>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33054"/>
    </style:style>
    <style:style style:name="T8" style:family="text">
      <style:text-properties officeooo:rsid="003652ab"/>
    </style:style>
    <style:style style:name="T9" style:family="text">
      <style:text-properties officeooo:rsid="00377579"/>
    </style:style>
    <style:style style:name="T10" style:family="text">
      <style:text-properties officeooo:rsid="003b131c"/>
    </style:style>
    <style:style style:name="T11" style:family="text">
      <style:text-properties officeooo:rsid="0035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表紙見出し"/>
      <text:p text:style-name="表紙見出し"/>
      <text:p text:style-name="P1"/>
      <text:p text:style-name="P1"/>
      <text:p text:style-name="P1"/>
      <text:p text:style-name="P1"/>
      <text:p text:style-name="P1"/>
      <text:p text:style-name="P1"/>
      <text:p text:style-name="P1"/>
      <text:p text:style-name="P6"/>
      <text:p text:style-name="P1"/>
      <text:p text:style-name="P1"/>
      <text:p text:style-name="P1"/>
      <text:p text:style-name="P1"/>
      <text:p text:style-name="P1"/>
      <text:p text:style-name="P1"/>
      <text:p text:style-name="P20">ボルグシステム</text:p>
      <text:p text:style-name="P20">関数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2015年4月2<text:span text:style-name="T7">7</text:span>日(月)</text:p>
      <text:p text:style-name="P18">株式会社デジタルデザインシンク</text:p>
      <text:p text:style-name="P8">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9"/>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1"/>
      <text:p text:style-name="P1">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1"/>
      <text:p text:style-name="P1">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1"/>
      <text:p text:style-name="P8">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1"/>
      <text:p text:style-name="P1">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15.</text:p>
      <text:p text:style-name="関数について">関数名:disappearPage<text:span text:style-name="T6">()</text:span></text:p>
      <text:p text:style-name="関数について">引数　:なし</text:p>
      <text:p text:style-name="関数について">戻り値:なし</text:p>
      <text:p text:style-name="関数について">概要 <text:s/>:今表示しているページを消す</text:p>
      <text:p text:style-name="P9">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13">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1"><text:tab/></text:p>
      <text:p text:style-name="関数について">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1"/>
      <text:p text:style-name="P8">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1"><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1"><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1"/>
      <text:p text:style-name="P1">25.</text:p>
      <text:p text:style-name="P12">関数名:loadList()</text:p>
      <text:p text:style-name="関数について">引数　: なし</text:p>
      <text:p text:style-name="関数について">戻り値: なし</text:p>
      <text:p text:style-name="関数について">概要 <text:s/>: リストを呼び出す</text:p>
      <text:p text:style-name="P1"/>
      <text:p text:style-name="P9">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1"/>
      <text:p text:style-name="P1">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10">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3">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
      <text:p text:style-name="P25">31.</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P8">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11">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text:tab/><text:tab/></text:p>
      <text:p text:style-name="P11">39.</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11">40.</text:p>
      <text:p text:style-name="P12">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P24">41.</text:p>
      <text:p text:style-name="P12">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2"/>
      <text:p text:style-name="P2">42.</text:p>
      <text:p text:style-name="P12">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Standard"><text:tab/><text:tab/></text:p>
      <text:p text:style-name="P11">43.</text:p>
      <text:p text:style-name="P12">関数名:setToolTipAlterButtons(touchDevice)</text:p>
      <text:p text:style-name="関数について">引数　:Boolean isTouchDevice:タッチ端末かどうかの判定。</text:p>
      <text:p text:style-name="関数について">戻り値:なし</text:p>
      <text:p text:style-name="P17">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11">44.</text:p>
      <text:p text:style-name="P12">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概要 <text:s/>:ボタンをJQuery UIのものに置き換える</text:p>
      <text:p text:style-name="Standard"><text:s/></text:p>
      <text:p text:style-name="P8"><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P8"><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1"><text:s/></text:p>
      <text:p text:style-name="P8">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1"/>
      <text:p text:style-name="P1"><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1"/>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1"/>
      <text:p text:style-name="P9"><text:span text:style-name="T1"><text:s/></text:span><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関数について"><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項目2行目">戻り値:なし</text:p>
      <text:p text:style-name="関数について">概要 <text:s/>:指定したテキストボックスの幅を動的に変える。</text:p>
      <text:p text:style-name="P8"><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1"/>
      <text:p text:style-name="P1"><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Standard"/>
      <text:p text:style-name="Standard"><text:span text:style-name="T3">69</text:span>.</text:p>
      <text:p text:style-name="関数について">関数名:changeGridHeight(newGridHeight)</text:p>
      <text:p text:style-name="関数について">引数 <text:s/>:int newGridHeight:指定する高さの数値。</text:p>
      <text:p text:style-name="関数について">戻り値:なし</text:p>
      <text:p text:style-name="関数について">概要 <text:s/>:リストの高さを変える</text:p>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戻り値:なし</text:p>
      <text:p text:style-name="関数について">概要 <text:s/>:リストの高さを変える。ドキュメントから.listクラスを見る。</text:p>
      <text:p text:style-name="P9"><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1"/>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1"/>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P8"><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12"><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
      <text:p text:style-name="P9"><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関数について"><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関数について"><text:span text:style-name="T3">84</text:span>.</text:p>
      <text:p text:style-name="関数について">関数名:setRecordDate(checkedRecords, date, target)</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boolean:処理中断時にはfalseを返す。</text:p>
      <text:p text:style-name="関数について">概要 <text:s/>:本日ボタンのイベントを登録する。</text:p>
      <text:p text:style-name="Standard"/>
      <text:p text:style-name="P9"><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関数について"><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14">関数名:<text:span text:style-name="T8">setTemporaryElemChangeEvent</text:span>(<text:span text:style-name="T8">target ,checkedRecord, temporaryElem</text:span>)</text:p>
      <text:p text:style-name="P15">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15">戻り値:なし</text:p>
      <text:p text:style-name="P15">概要 <text:s/>:値を一時保存する要素の値が変わったときのイベントを登録する。</text:p>
      <text:p text:style-name="Standard"/>
      <text:p text:style-name="Standard"><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P8"><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関数について"><text:span text:style-name="T3">91</text:span>.</text:p>
      <text:p text:style-name="P16">関数名:<text:span text:style-name="T9">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関数について"><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P4">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P29"/>
      <text:p text:style-name="P26"><text:span text:style-name="T11">95.</text:span></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7"/>
      <text:p text:style-name="P27"><text:span text:style-name="T11">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7"/>
      <text:p text:style-name="P5">9<text:span text:style-name="T10">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12T13:05:35.279600000</dc:date>
    <meta:editing-duration>P1DT4H44M28S</meta:editing-duration>
    <meta:editing-cycles>42</meta:editing-cycles>
    <meta:generator>LibreOffice/4.3.2.2$MacOSX_X86_64 LibreOffice_project/edfb5295ba211bd31ad47d0bad0118690f76407d</meta:generator>
    <meta:document-statistic meta:table-count="0" meta:image-count="0" meta:object-count="0" meta:page-count="21" meta:paragraph-count="578" meta:word-count="5898" meta:character-count="10954" meta:non-whitespace-character-count="10327"/>
  </office:meta>
</office:document-meta>
</file>